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24-03-22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20-12-14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9-12-1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8-12-0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7-12-0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6-11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7392" calcext:value-type="float">
            <text:p>30.1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708" calcext:value-type="float">
            <text:p>29.9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200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468" calcext:value-type="float">
            <text:p>29.8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0192" calcext:value-type="float">
            <text:p>29.7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704" calcext:value-type="float">
            <text:p>29.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392" calcext:value-type="float">
            <text:p>29.8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9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8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87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8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8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7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7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7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22901</text:p>
          </table:table-cell>
          <table:table-cell office:value-type="string" calcext:value-type="string">
            <text:p>Phillips Quad</text:p>
          </table:table-cell>
          <table:table-cell office:value-type="string" calcext:value-type="string">
            <text:p>197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